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HUAYHUA CALLASI, WENSESLA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HUAYHUA CALLASI, WENSESLA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HUANCA HUALLA, NANC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947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 A.M.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2:01:47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